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1c1c1c" draw:marker-start-width="0.517cm" draw:marker-end-width="0.517cm" draw:fill="none" draw:textarea-horizontal-align="justify" draw:textarea-vertical-align="middle" draw:auto-grow-height="false" fo:min-height="2.502cm" fo:min-width="6.167cm" fo:padding-top="0.23cm" fo:padding-bottom="0.23cm" fo:padding-left="0.355cm" fo:padding-right="0.355cm" loext:softedge-radius="0.071cm"/>
      <style:paragraph-properties style:writing-mode="lr-tb"/>
    </style:style>
    <style:style style:name="gr2" style:family="graphic" style:parent-style-name="standard">
      <style:graphic-properties svg:stroke-width="0.212cm" svg:stroke-color="#1c1c1c" draw:marker-start-width="0.517cm" draw:marker-end-width="0.517cm" draw:fill="none" draw:textarea-horizontal-align="justify" draw:textarea-vertical-align="middle" draw:auto-grow-height="false" fo:min-height="2.292cm" fo:min-width="5.957cm" fo:padding-top="0.23cm" fo:padding-bottom="0.23cm" fo:padding-left="0.355cm" fo:padding-right="0.355cm" loext:softedge-radius="0.071cm"/>
      <style:paragraph-properties style:writing-mode="lr-tb"/>
    </style:style>
    <style:style style:name="gr3" style:family="graphic" style:parent-style-name="standard">
      <style:graphic-properties svg:stroke-width="0.212cm" svg:stroke-color="#1c1c1c" draw:marker-start-width="0.517cm" draw:marker-end-width="0.517cm" draw:fill="none" draw:textarea-horizontal-align="justify" draw:textarea-vertical-align="middle" draw:auto-grow-height="false" fo:min-height="1.892cm" fo:min-width="5.457cm" fo:padding-top="0.23cm" fo:padding-bottom="0.23cm" fo:padding-left="0.355cm" fo:padding-right="0.355cm" loext:softedge-radius="0.071cm"/>
      <style:paragraph-properties style:writing-mode="lr-tb"/>
    </style:style>
    <style:style style:name="gr4" style:family="graphic" style:parent-style-name="standard">
      <style:graphic-properties svg:stroke-width="0.212cm" svg:stroke-color="#1c1c1c" draw:marker-start-width="0.517cm" draw:marker-end-width="0.517cm" draw:fill="none" draw:textarea-horizontal-align="justify" draw:textarea-vertical-align="middle" draw:auto-grow-height="false" fo:min-height="12.821cm" fo:min-width="9.054cm" fo:padding-top="0.23cm" fo:padding-bottom="0.23cm" fo:padding-left="0.355cm" fo:padding-right="0.355cm" loext:softedge-radius="0.03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svg:stroke-width="0.159cm" svg:stroke-color="#1c1c1c" draw:marker-start="" draw:marker-start-width="0.438cm" draw:marker-end="Arrowheads_20_1" draw:marker-end-width="0.438cm" svg:stroke-opacity="100%" draw:fill="none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667cm" svg:height="2.752cm" svg:x="1.389cm" svg:y="1.102cm">
          <text:p text:style-name="P1"><text:span text:style-name="T1">Klient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67cm" svg:height="2.752cm" svg:x="1.363cm" svg:y="7.421cm">
          <text:p text:style-name="P1"><text:span text:style-name="T1">Klient 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67cm" svg:height="2.752cm" svg:x="1.363cm" svg:y="13.821cm">
          <text:p text:style-name="P1"><text:span text:style-name="T1">Klient 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167cm" svg:height="2.352cm" svg:x="15.711cm" svg:y="4.171cm">
          <text:p text:style-name="P1"><text:span text:style-name="T1">Socket 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167cm" svg:height="2.352cm" svg:x="15.711cm" svg:y="7.971cm">
          <text:p text:style-name="P1"><text:span text:style-name="T1">Socket 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167cm" svg:height="2.352cm" svg:x="15.711cm" svg:y="11.871cm">
          <text:p text:style-name="P1"><text:span text:style-name="T1">Socket 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764cm" svg:height="13.281cm" svg:x="13.811cm" svg:y="2.128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58cm" svg:height="1.352cm" svg:x="14.082cm" svg:y="2.206cm">
          <draw:text-box>
            <text:p><text:span text:style-name="T2">Server</text:span></text:p>
          </draw:text-box>
        </draw:frame>
        <draw:line draw:style-name="gr6" draw:text-style-name="P4" draw:layer="layout" svg:x1="13.148cm" svg:y1="7.964cm" svg:x2="8.686cm" svg:y2="3.502cm">
          <text:p/>
        </draw:line>
        <draw:line draw:style-name="gr6" draw:text-style-name="P4" draw:layer="layout" svg:x1="13.188cm" svg:y1="9.204cm" svg:x2="8.726cm" svg:y2="9.142cm">
          <text:p/>
        </draw:line>
        <draw:line draw:style-name="gr6" draw:text-style-name="P4" draw:layer="layout" svg:x1="13.228cm" svg:y1="10.486cm" svg:x2="8.766cm" svg:y2="14.624cm">
          <text:p/>
        </draw:line>
        <draw:frame draw:style-name="gr5" draw:text-style-name="P5" draw:layer="layout" svg:width="2.974cm" svg:height="0.962cm" svg:x="9.701cm" svg:y="2.7cm">
          <draw:text-box>
            <text:p><text:span text:style-name="T3">io.emit()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.4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29T13:55:16.033000000</meta:creation-date>
    <dc:date>2024-02-29T14:09:06.786000000</dc:date>
    <meta:editing-duration>PT13M50S</meta:editing-duration>
    <meta:editing-cycles>2</meta:editing-cycles>
    <meta:generator>LibreOffice/7.0.4.2$Windows_X86_64 LibreOffice_project/dcf040e67528d9187c66b2379df5ea4407429775</meta:generator>
    <meta:document-statistic meta:object-count="12"/>
  </office:meta>
</office:document-meta>
</file>